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e soussigné Michel Garnier, Artiste Peintre demeurant à Versailles rue des réservoirs, No 25, ai fait et écrit le présent acte en consignant mes dernières volontés et révoquant tout acte antérieur à celui-ci .</text:p>
      <text:p text:style-name="Standard"/>
      <text:p text:style-name="Standard">Je donne et lègue à Marie-Louise Petit, mon épouse à compter du jour de mon décès le quart en usufruit des biens de toute nature qui comporteront ma succession sa vie durant.</text:p>
      <text:p text:style-name="Standard"/>
      <text:p text:style-name="Standard">Pour assurer cet usufruit, mes enfants seront tenus de placer soit en rente sur l'état, soit par obligations notariées et biens hypothéqués, soit en acquisition d'immeubles, somme suffisante pour que mon épouse soit exactement payé par semestre des intérêts et arrivages qui lui tiendront lieu de son usufruit sur la simple quittance.</text:p>
      <text:p text:style-name="Standard"/>
      <text:p text:style-name="Standard">Je lui lègue en outre en toute propriété ce qui restera de mon mobilier après la vente ci dessous désigné faisant parti de ma succe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F PARNEIX</meta:initial-creator>
    <meta:creation-date>2025-03-17T14:02:32.64</meta:creation-date>
    <dc:date>2025-03-17T14:10:39.33</dc:date>
    <dc:creator>JF PARNEIX</dc:creator>
    <meta:editing-duration>PT8M7S</meta:editing-duration>
    <meta:editing-cycles>2</meta:editing-cycles>
    <meta:generator>OpenOffice/4.1.7$Win32 OpenOffice.org_project/417m1$Build-9800</meta:generator>
    <meta:document-statistic meta:table-count="0" meta:image-count="0" meta:object-count="0" meta:page-count="1" meta:paragraph-count="4" meta:word-count="143" meta:character-count="855"/>
  </office:meta>
</office:document-meta>
</file>